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3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" style:family="table">
      <style:table-properties style:width="19.403cm" fo:margin-left="-2.03cm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688cm" fo:keep-together="auto"/>
    </style:style>
    <style:style style:name="Таблиця4.15" style:family="table-row">
      <style:table-row-properties style:min-row-height="0.265cm" fo:keep-together="auto"/>
    </style:style>
    <style:style style:name="Таблиця4.17" style:family="table-row">
      <style:table-row-properties style:min-row-height="0.45cm" fo:keep-together="auto"/>
    </style:style>
    <style:style style:name="Таблиця4.18" style:family="table-row">
      <style:table-row-properties style:min-row-height="0.436cm" fo:keep-together="auto"/>
    </style:style>
    <style:style style:name="Таблиця4.C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1cm"/>
    </style:style>
    <style:style style:name="Таблиця5.B" style:family="table-column">
      <style:table-column-properties style:column-width="7.9cm"/>
    </style:style>
    <style:style style:name="Таблиця5.C" style:family="table-column">
      <style:table-column-properties style:column-width="1.753cm"/>
    </style:style>
    <style:style style:name="Таблиця5.D" style:family="table-column">
      <style:table-column-properties style:column-width="1.752cm"/>
    </style:style>
    <style:style style:name="Таблиця5.E" style:family="table-column">
      <style:table-column-properties style:column-width="1.759cm"/>
    </style:style>
    <style:style style:name="Таблиця5.G" style:family="table-column">
      <style:table-column-properties style:column-width="2.03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Таблиця5.A6" style:family="table-cell">
      <style:table-cell-properties style:vertical-align="top" fo:padding="0cm" fo:border-left="1.5pt solid #000000" fo:border-right="none" fo:border-top="none" fo:border-bottom="0.5pt solid #000000" style:writing-mode="lr-tb"/>
    </style:style>
    <style:style style:name="Таблиця5.B6" style:family="table-cell">
      <style:table-cell-properties style:vertical-align="top" fo:padding="0cm" fo:border-left="0.75pt solid #000000" fo:border-right="none" fo:border-top="none" fo:border-bottom="0.5pt solid #000000" style:writing-mode="lr-tb"/>
    </style:style>
    <style:style style:name="Таблиця5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я5.G6" style:family="table-cell">
      <style:table-cell-properties style:vertical-align="top" fo:padding="0cm" fo:border-left="0.75pt solid #000000" fo:border-right="1.5pt solid #000000" fo:border-top="none" fo:border-bottom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1d6d68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4" style:family="paragraph" style:parent-style-name="Standard">
      <style:paragraph-properties fo:line-height="100%"/>
      <style:text-properties officeooo:paragraph-rsid="001d6d68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12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4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language="uk" fo:country="UA" officeooo:rsid="0043138e" officeooo:paragraph-rsid="0043138e" style:font-size-asian="12pt" style:font-name-complex="Times New Roman" style:font-size-complex="12pt"/>
    </style:style>
    <style:style style:name="P26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paragraph-rsid="0047de2e" style:font-size-asian="12pt" style:font-weight-asian="bold" style:font-name-complex="Times New Roman" style:font-size-complex="12pt"/>
    </style:style>
    <style:style style:name="P30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55dae" officeooo:paragraph-rsid="00455dae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6b9b1" officeooo:paragraph-rsid="0046b9b1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47de2e" officeooo:paragraph-rsid="0047de2e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41" style:family="paragraph" style:parent-style-name="Standard">
      <style:paragraph-properties fo:text-align="center" style:justify-single-word="false" style:text-autospace="none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37349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455da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language="uk" fo:country="UA" fo:font-weight="bold" officeooo:rsid="0020c252" officeooo:paragraph-rsid="0047de2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46" style:family="paragraph" style:parent-style-name="Standard">
      <style:paragraph-properties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47" style:family="paragraph" style:parent-style-name="Standard">
      <style:paragraph-properties fo:text-align="center" style:justify-single-word="false" style:text-autospace="none"/>
      <style:text-properties officeooo:rsid="0038f09c" officeooo:paragraph-rsid="0038f09c"/>
    </style:style>
    <style:style style:name="P48" style:family="paragraph" style:parent-style-name="Standard">
      <style:paragraph-properties fo:margin-top="0cm" fo:margin-bottom="0cm" loext:contextual-spacing="false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46b9b1" style:font-name-asian="Times New Roman1" style:font-size-asian="10.5pt" style:font-style-asian="italic" style:font-weight-asian="bold" style:font-name-complex="Times New Roman1" style:font-size-complex="10.5pt"/>
    </style:style>
    <style:style style:name="P61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62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63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7349b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3138e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7de2e" style:font-size-asian="10.5pt" style:font-style-asian="normal" style:font-weight-asian="bold" style:font-size-complex="10.5pt" style:font-weight-complex="bold" style:text-emphasize="none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Times New Roman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70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71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26ae" style:font-size-asian="10.5pt" style:font-style-asian="normal" style:font-weight-asian="normal" style:font-size-complex="10.5pt" style:text-emphasize="none"/>
    </style:style>
    <style:style style:name="P72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3138e" style:font-size-asian="10.5pt" style:font-weight-asian="bold" style:font-size-complex="10.5pt" style:font-weight-complex="bold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7de2e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7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1" style:font-size-asian="12pt" style:font-name-complex="Times New Roman1" style:font-size-complex="12pt"/>
    </style:style>
    <style:style style:name="P7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style:font-name="Times New Roman" fo:font-size="12pt" officeooo:paragraph-rsid="0020d573" style:font-name-asian="Times New Roman1" style:font-size-asian="12pt" style:font-name-complex="Times New Roman1" style:font-size-complex="12pt"/>
    </style:style>
    <style:style style:name="P78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9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80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1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2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3" style:family="paragraph" style:parent-style-name="Зміст_5f_вимоги">
      <style:paragraph-properties fo:line-height="100%"/>
      <style:text-properties officeooo:paragraph-rsid="0020d573"/>
    </style:style>
    <style:style style:name="P84" style:family="paragraph" style:parent-style-name="Зміст_5f_вимоги">
      <style:text-properties officeooo:paragraph-rsid="0020d573"/>
    </style:style>
    <style:style style:name="P85" style:family="paragraph" style:parent-style-name="Зміст_5f_вимоги">
      <style:paragraph-properties fo:line-height="100%"/>
      <style:text-properties fo:font-size="10pt" officeooo:paragraph-rsid="00455dae" style:font-size-asian="10pt" style:font-size-complex="10pt"/>
    </style:style>
    <style:style style:name="P86" style:family="paragraph" style:parent-style-name="Зміст_5f_вимоги">
      <style:paragraph-properties fo:line-height="100%"/>
      <style:text-properties fo:font-size="10pt" officeooo:paragraph-rsid="0046b9b1" style:font-size-asian="10pt" style:font-size-complex="10pt"/>
    </style:style>
    <style:style style:name="P87" style:family="paragraph" style:parent-style-name="Зміст_5f_вимоги">
      <style:paragraph-properties fo:line-height="100%"/>
      <style:text-properties fo:font-size="10.5pt" officeooo:paragraph-rsid="0046b9b1" style:font-size-asian="10.5pt" style:font-size-complex="10.5pt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3d26ae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6b9b1" style:font-name-asian="Times New Roman1" style:font-size-asian="10.5pt" style:font-style-asian="normal" style:font-weight-asian="normal" style:font-name-complex="Times New Roman1" style:font-size-complex="10.5pt" style:font-weight-complex="bold" style:text-emphasize="none"/>
    </style:style>
    <style:style style:name="P9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9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officeooo:rsid="001331e3" officeooo:paragraph-rsid="003d26ae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P94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e303b" style:font-size-asian="14pt" style:font-style-asian="normal" style:font-weight-asian="normal" style:font-size-complex="14pt" style:text-emphasize="none"/>
    </style:style>
    <style:style style:name="P95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ffb42" style:font-size-asian="14pt" style:font-style-asian="normal" style:font-weight-asian="normal" style:font-size-complex="14pt" style:text-emphasize="none"/>
    </style:style>
    <style:style style:name="P96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name-asian="Times New Roman1" style:font-size-asian="10pt" style:language-asian="uk" style:country-asian="UA" style:font-style-asian="italic" style:font-weight-asian="bold" style:font-name-complex="Times New Roman1" style:font-size-complex="10pt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9" style:family="paragraph" style:parent-style-name="Абзац_20_списка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fo:language="uk" fo:country="UA" style:font-size-asian="12pt" style:font-name-complex="Times New Roman" style:font-size-complex="12pt"/>
    </style:style>
    <style:style style:name="P10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e8cc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3d26ae" style:font-size-asian="10.5pt" style:font-style-asian="normal" style:font-weight-asian="normal" style:font-name-complex="Times New Roman" style:font-size-complex="10.5pt" style:text-emphasize="none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6b9b1" style:font-name-asian="Times New Roman1" style:font-size-asian="10.5pt" style:font-style-asian="italic" style:font-weight-asian="bold" style:font-name-complex="Times New Roman1" style:font-size-complex="10.5pt"/>
    </style:style>
    <style:style style:name="P105" style:family="paragraph" style:parent-style-name="Зміст_5f_вимоги">
      <style:paragraph-properties fo:margin-left="0.02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size-asian="10pt" style:language-asian="uk" style:country-asian="UA" style:font-style-asian="italic" style:font-weight-asian="bold" style:font-name-complex="Times New Roman" style:font-size-complex="10pt" style:font-weight-complex="bold"/>
    </style:style>
    <style:style style:name="P10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1" style:font-size-asian="12pt" style:language-asian="uk" style:country-asian="UA" style:font-name-complex="Times New Roman" style:font-size-complex="12pt"/>
    </style:style>
    <style:style style:name="P107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0pt" fo:language="ru" fo:country="RU" fo:font-style="italic" fo:font-weight="bold" officeooo:paragraph-rsid="00455dae" style:font-name-asian="Times New Roman1" style:font-size-asian="10pt" style:language-asian="uk" style:country-asian="UA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55dae" style:font-name-asian="Times New Roman1" style:font-size-asian="10pt" style:font-style-asian="italic" style:font-weight-asian="bold" style:font-name-complex="Times New Roman1" style:font-size-complex="10pt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6b9b1" style:font-name-asian="Times New Roman1" style:font-size-asian="10pt" style:font-style-asian="italic" style:font-weight-asian="bold" style:font-name-complex="Times New Roman1" style:font-size-complex="10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455dae" style:font-size-asian="10pt" style:font-size-complex="10pt"/>
    </style:style>
    <style:style style:name="P113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0.5pt" fo:font-style="italic" fo:font-weight="bold" officeooo:rsid="00181cf4" officeooo:paragraph-rsid="0046b9b1" style:font-name-asian="Times New Roman1" style:font-size-asian="10.5pt" style:font-style-asian="italic" style:font-weight-asian="bold" style:font-name-complex="Times New Roman1" style:font-size-complex="10.5pt" style:font-weight-complex="bold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.963cm" style:auto-text-indent="false"/>
      <style:text-properties style:font-name="Times New Roman" fo:font-size="10.5pt" fo:font-style="italic" fo:font-weight="bold" officeooo:rsid="00181cf4" officeooo:paragraph-rsid="0046b9b1" style:font-name-asian="Times New Roman1" style:font-size-asian="10.5pt" style:font-style-asian="italic" style:font-weight-asian="bold" style:font-name-complex="Times New Roman1" style:font-size-complex="10.5pt" style:font-weight-complex="bold"/>
    </style:style>
    <style:style style:name="P115" style:family="paragraph" style:parent-style-name="Table_20_Contents">
      <style:paragraph-properties fo:text-align="center" style:justify-single-word="false" style:text-autospace="non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e303b" style:font-size-asian="14pt" style:font-style-asian="normal" style:font-weight-asian="normal" style:font-size-complex="14pt" style:text-emphasize="none"/>
    </style:style>
    <style:style style:name="P117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ffb42" style:font-size-asian="14pt" style:font-style-asian="normal" style:font-weight-asian="normal" style:font-size-complex="14pt" style:text-emphasize="none"/>
    </style:style>
    <style:style style:name="P118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ffb42" officeooo:paragraph-rsid="003ffb42" style:font-size-asian="14pt" style:font-style-asian="normal" style:font-weight-asian="bold" style:font-size-complex="14pt" style:font-weight-complex="bold" style:text-emphasize="none"/>
    </style:style>
    <style:style style:name="P119" style:family="paragraph" style:parent-style-name="Абзац_20_списка">
      <style:paragraph-properties fo:margin-left="0cm" fo:margin-right="-1.191cm" fo:text-align="start" style:justify-single-word="false" fo:text-indent="0cm" style:auto-text-indent="false" style:text-autospace="none"/>
      <style:text-properties style:font-name="Liberation Serif" fo:font-size="12pt" officeooo:rsid="003b0c12" officeooo:paragraph-rsid="003b0c12" style:font-size-asian="12pt" style:font-size-complex="12pt"/>
    </style:style>
    <style:style style:name="P120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121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1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30cfe3" officeooo:paragraph-rsid="0063f0b0" style:font-size-asian="10.5pt" style:font-style-asian="normal" style:font-weight-asian="bold" style:font-size-complex="10.5pt" style:text-emphasize="none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30cfe3" officeooo:paragraph-rsid="0046b9b1" style:font-name-asian="Times New Roman1" style:font-size-asian="10.5pt" style:font-style-asian="normal" style:font-weight-asian="bold" style:font-name-complex="Times New Roman1" style:font-size-complex="10.5pt" style:text-emphasize="none"/>
    </style:style>
    <style:style style:name="P124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officeooo:rsid="001331e3" officeooo:paragraph-rsid="00455dae" style:font-name-asian="Times New Roman1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25" style:family="paragraph" style:parent-style-name="Table_20_Contents">
      <style:paragraph-properties fo:margin-top="0cm" fo:margin-bottom="0.212cm" loext:contextual-spacing="false" fo:line-height="100%" fo:text-align="start" style:justify-single-word="false" style:text-autospace="none"/>
      <style:text-properties style:font-name="Times New Roman" fo:font-size="12pt" fo:font-weight="bold" officeooo:rsid="00181cf4" officeooo:paragraph-rsid="0047de2e" style:font-name-asian="Times New Roman1" style:font-size-asian="12pt" style:font-weight-asian="bold" style:font-name-complex="Times New Roman1" style:font-size-complex="12pt" style:font-weight-complex="bold"/>
    </style:style>
    <style:style style:name="P126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style:font-name="Times New Roman" fo:font-size="12pt" fo:font-weight="bold" officeooo:rsid="00181cf4" officeooo:paragraph-rsid="0043138e" style:font-name-asian="Times New Roman1" style:font-size-asian="12pt" style:font-weight-asian="bold" style:font-name-complex="Times New Roman1" style:font-size-complex="12pt" style:font-weight-complex="bold"/>
    </style:style>
    <style:style style:name="P127" style:family="paragraph" style:parent-style-name="Table_20_Contents"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style="italic" fo:font-weight="bold" officeooo:rsid="00181cf4" officeooo:paragraph-rsid="00455dae" style:font-name-asian="Times New Roman1" style:font-size-asian="12pt" style:font-style-asian="italic" style:font-weight-asian="bold" style:font-name-complex="Times New Roman1" style:font-size-complex="12pt" style:font-weight-complex="bold"/>
    </style:style>
    <style:style style:name="P128" style:family="paragraph" style:parent-style-name="Table_20_Contents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style="italic" fo:font-weight="bold" officeooo:rsid="00181cf4" officeooo:paragraph-rsid="0046b9b1" style:font-name-asian="Times New Roman1" style:font-size-asian="12pt" style:font-style-asian="italic" style:font-weight-asian="bold" style:font-name-complex="Times New Roman1" style:font-size-complex="12pt" style:font-weight-complex="bold"/>
    </style:style>
    <style:style style:name="P129" style:family="paragraph" style:parent-style-name="Абзац_20_списка" style:list-style-name="WW8Num1"/>
    <style:style style:name="P130" style:family="paragraph" style:parent-style-name="Абзац_20_списка" style:list-style-name="WW8Num1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P131" style:family="paragraph" style:parent-style-name="Абзац_20_списка" style:list-style-name="WW8Num1">
      <style:text-properties style:font-name="Times New Roman" fo:font-size="14pt" fo:language="uk" fo:country="UA" style:font-size-asian="14pt" style:font-name-complex="Times New Roman" style:font-size-complex="14pt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officeooo:rsid="002361fb" style:font-size-asian="14pt" style:font-name-complex="Times New Roman" style:font-size-complex="14pt" style:font-style-complex="normal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5" style:family="text">
      <style:text-properties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6" style:family="text">
      <style:text-properties fo:font-size="14pt" fo:language="uk" fo:country="UA" fo:font-style="italic" officeooo:rsid="00878bfc" style:font-size-asian="14pt" style:font-style-asian="italic" style:font-name-complex="Times New Roman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font-size="14pt" fo:font-weight="normal" officeooo:rsid="002e1b18" style:font-size-asian="14pt" style:language-asian="uk" style:country-asian="UA" style:font-weight-asian="normal" style:font-name-complex="Times New Roman" style:font-size-complex="14pt" style:font-weight-complex="normal"/>
    </style:style>
    <style:style style:name="T11" style:family="text">
      <style:text-properties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style:font-name="Times New Roman" fo:font-size="14pt" style:font-size-asian="14pt" style:font-name-complex="Times New Roman" style:font-size-complex="14pt"/>
    </style:style>
    <style:style style:name="T14" style:family="text">
      <style:text-properties style:font-name="Times New Roman" fo:font-size="14pt" officeooo:rsid="003e2202" style:font-size-asian="14pt" style:language-asian="uk" style:country-asian="UA" style:font-name-complex="Times New Roman" style:font-size-complex="14pt" style:font-style-complex="normal"/>
    </style:style>
    <style:style style:name="T15" style:family="text">
      <style:text-properties style:font-name="Times New Roman" fo:font-size="14pt" officeooo:rsid="002e1b18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17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18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19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21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22" style:family="text">
      <style:text-properties style:font-name="Times New Roman" fo:font-size="14pt" fo:language="uk" fo:country="UA" officeooo:rsid="0010dd33" style:font-size-asian="14pt" style:font-name-complex="Times New Roman" style:font-size-complex="14pt"/>
    </style:style>
    <style:style style:name="T23" style:family="text">
      <style:text-properties style:font-name="Times New Roman" fo:font-size="14pt" fo:language="uk" fo:country="UA" officeooo:rsid="00355514" style:font-size-asian="14pt" style:font-name-complex="Times New Roman" style:font-size-complex="14pt"/>
    </style:style>
    <style:style style:name="T24" style:family="text">
      <style:text-properties style:font-name="Times New Roman" fo:font-size="14pt" fo:language="uk" fo:country="UA" officeooo:rsid="0037349b" style:font-size-asian="14pt" style:font-name-complex="Times New Roman" style:font-size-complex="14pt"/>
    </style:style>
    <style:style style:name="T25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6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2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30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31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3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33" style:family="text">
      <style:text-properties style:font-name="Times New Roman" fo:font-size="14pt" fo:language="uk" fo:country="UA" fo:font-weight="bold" officeooo:rsid="00419106" style:font-size-asian="14pt" style:language-asian="uk" style:country-asian="UA" style:font-weight-asian="bold" style:font-name-complex="Times New Roman" style:font-size-complex="14pt" style:font-style-complex="normal" style:font-weight-complex="bold"/>
    </style:style>
    <style:style style:name="T34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35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36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37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38" style:family="text">
      <style:text-properties style:font-name="Times New Roman" fo:font-size="14pt" fo:language="uk" fo:country="UA" fo:font-style="italic" officeooo:rsid="003b965d" style:font-size-asian="14pt" style:font-style-asian="italic" style:font-name-complex="Times New Roman" style:font-size-complex="14pt"/>
    </style:style>
    <style:style style:name="T39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40" style:family="text">
      <style:text-properties style:font-name="Times New Roman" fo:font-size="14pt" fo:language="uk" fo:country="UA" fo:font-style="italic" officeooo:rsid="00419106" style:font-size-asian="14pt" style:language-asian="uk" style:country-asian="UA" style:font-style-asian="italic" style:font-name-complex="Times New Roman" style:font-size-complex="14pt"/>
    </style:style>
    <style:style style:name="T41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2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3" style:family="text">
      <style:text-properties style:font-name="Times New Roman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4" style:family="text">
      <style:text-properties style:font-name="Times New Roman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5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46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47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normal"/>
    </style:style>
    <style:style style:name="T48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49" style:family="text">
      <style:text-properties style:font-name="Times New Roman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50" style:family="text">
      <style:text-properties style:font-name="Times New Roman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5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3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54" style:family="text">
      <style:text-properties style:font-name="Times New Roman"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55" style:family="text">
      <style:text-properties style:font-name="Times New Roman"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weight-complex="normal"/>
    </style:style>
    <style:style style:name="T57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8" style:family="text">
      <style:text-properties style:font-name="Times New Roman"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9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60" style:family="text">
      <style:text-properties style:font-name="Times New Roman"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61" style:family="text">
      <style:text-properties style:font-name="Times New Roman" fo:font-size="14pt" fo:font-style="italic" officeooo:rsid="002e1b18" style:font-size-asian="14pt" style:language-asian="uk" style:country-asian="UA" style:font-style-asian="italic" style:font-name-complex="Times New Roman" style:font-size-complex="14pt" style:font-style-complex="italic"/>
    </style:style>
    <style:style style:name="T62" style:family="text">
      <style:text-properties style:font-name="Times New Roman" fo:font-size="14pt" fo:font-style="italic" officeooo:rsid="00891004" style:font-size-asian="14pt" style:language-asian="uk" style:country-asian="UA" style:font-style-asian="italic" style:font-name-complex="Times New Roman" style:font-size-complex="14pt" style:font-style-complex="italic"/>
    </style:style>
    <style:style style:name="T63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64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65" style:family="text">
      <style:text-properties style:font-name="Times New Roman" fo:font-size="12pt" fo:language="uk" fo:country="UA" fo:font-weight="bold" officeooo:rsid="003450df" style:font-size-asian="12pt" style:font-weight-asian="bold" style:font-name-complex="Times New Roman" style:font-size-complex="12pt"/>
    </style:style>
    <style:style style:name="T66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67" style:family="text">
      <style:text-properties style:font-name="Times New Roman" fo:font-size="12pt" fo:language="uk" fo:country="UA" fo:font-weight="bold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68" style:family="text">
      <style:text-properties style:font-name="Times New Roman" fo:font-size="12pt" fo:language="uk" fo:country="UA" fo:font-weight="bold" officeooo:rsid="00181cf4" style:font-name-asian="Times New Roman1" style:font-size-asian="12pt" style:language-asian="uk" style:country-asian="UA" style:font-weight-asian="bold" style:font-name-complex="Times New Roman1" style:font-size-complex="12pt" style:font-weight-complex="bold"/>
    </style:style>
    <style:style style:name="T69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70" style:family="text">
      <style:text-properties style:font-name="Times New Roman" fo:font-size="12pt" fo:language="uk" fo:country="UA" officeooo:rsid="003450df" style:font-size-asian="12pt" style:font-name-complex="Times New Roman" style:font-size-complex="12pt"/>
    </style:style>
    <style:style style:name="T71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72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73" style:family="text">
      <style:text-properties style:font-name="Times New Roman" fo:font-size="12pt" fo:language="uk" fo:country="UA" style:font-name-asian="Times New Roman1" style:font-size-asian="12pt" style:language-asian="uk" style:country-asian="UA" style:font-name-complex="Times New Roman1" style:font-size-complex="12pt"/>
    </style:style>
    <style:style style:name="T74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7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6" style:family="text">
      <style:text-properties style:font-name="Times New Roman" officeooo:rsid="00117476" style:font-name-complex="Times New Roman" style:font-size-complex="14pt"/>
    </style:style>
    <style:style style:name="T7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7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79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80" style:family="text">
      <style:text-properties style:font-name="Times New Roman" fo:font-style="italic" style:font-name-asian="Times New Roman1" style:font-style-asian="italic" style:font-name-complex="Times New Roman1"/>
    </style:style>
    <style:style style:name="T81" style:family="text">
      <style:text-properties style:font-name="Times New Roman" fo:font-style="italic" fo:font-weight="normal" officeooo:rsid="002e1b18" style:language-asian="uk" style:country-asian="UA" style:font-style-asian="italic" style:font-weight-asian="normal" style:font-name-complex="Times New Roman" style:font-style-complex="italic"/>
    </style:style>
    <style:style style:name="T82" style:family="text">
      <style:text-properties style:font-name="Times New Roman" fo:font-style="italic" fo:font-weight="normal" officeooo:rsid="00891004" style:language-asian="uk" style:country-asian="UA" style:font-style-asian="italic" style:font-weight-asian="normal" style:font-name-complex="Times New Roman" style:font-style-complex="italic"/>
    </style:style>
    <style:style style:name="T83" style:family="text">
      <style:text-properties style:font-name="Times New Roman" fo:font-size="10pt" fo:language="uk" fo:country="UA" fo:font-style="italic" fo:font-weight="bold" style:font-name-asian="Times New Roman1" style:font-size-asian="10pt" style:language-asian="uk" style:country-asian="UA" style:font-style-asian="italic" style:font-weight-asian="bold" style:font-name-complex="Times New Roman1" style:font-size-complex="10pt" style:font-weight-complex="bold"/>
    </style:style>
    <style:style style:name="T84" style:family="text">
      <style:text-properties style:font-name="Times New Roman" style:font-name-asian="Times New Roman1" style:font-name-complex="Times New Roman1"/>
    </style:style>
    <style:style style:name="T85" style:family="text">
      <style:text-properties style:font-name="Times New Roman" fo:font-weight="normal" officeooo:rsid="003e2202" style:language-asian="uk" style:country-asian="UA" style:font-weight-asian="normal" style:font-name-complex="Times New Roman" style:font-style-complex="normal"/>
    </style:style>
    <style:style style:name="T86" style:family="text">
      <style:text-properties style:font-name="Times New Roman" fo:font-weight="normal" officeooo:rsid="002e1b18" style:language-asian="uk" style:country-asian="UA" style:font-weight-asian="normal" style:font-name-complex="Times New Roman"/>
    </style:style>
    <style:style style:name="T87" style:family="text">
      <style:text-properties fo:language="uk" fo:country="UA" officeooo:rsid="002e1b18" style:font-name-complex="Times New Roman" style:font-style-complex="normal"/>
    </style:style>
    <style:style style:name="T88" style:family="text">
      <style:text-properties fo:language="uk" fo:country="UA" officeooo:rsid="002e1b18" style:font-name-complex="Times New Roman"/>
    </style:style>
    <style:style style:name="T89" style:family="text">
      <style:text-properties fo:font-weight="bold" style:font-weight-asian="bold"/>
    </style:style>
    <style:style style:name="T90" style:family="text">
      <style:text-properties fo:font-style="italic" style:font-style-asian="italic"/>
    </style:style>
    <style:style style:name="T91" style:family="text">
      <style:text-properties fo:font-style="italic" officeooo:rsid="003622d5" style:font-style-asian="italic" style:font-style-complex="italic"/>
    </style:style>
    <style:style style:name="T92" style:family="text">
      <style:text-properties fo:font-style="italic" officeooo:rsid="003622d5" style:font-style-asian="italic" style:font-style-complex="italic" style:font-weight-complex="normal"/>
    </style:style>
    <style:style style:name="T93" style:family="text">
      <style:text-properties fo:font-style="italic" officeooo:rsid="003b965d" style:font-style-asian="italic" style:font-style-complex="italic" style:font-weight-complex="normal"/>
    </style:style>
    <style:style style:name="T94" style:family="text">
      <style:text-properties fo:font-style="italic" officeooo:rsid="003b965d" style:font-style-asian="italic" style:font-style-complex="italic"/>
    </style:style>
    <style:style style:name="T95" style:family="text">
      <style:text-properties fo:font-style="italic" officeooo:rsid="002ee2e5" style:font-style-asian="italic" style:font-style-complex="italic"/>
    </style:style>
    <style:style style:name="T96" style:family="text">
      <style:text-properties fo:font-style="italic" officeooo:rsid="00878bfc" style:font-style-asian="italic" style:font-style-complex="italic"/>
    </style:style>
    <style:style style:name="T97" style:family="text">
      <style:text-properties fo:font-style="italic" officeooo:rsid="002e1b18" style:font-style-asian="italic" style:font-style-complex="italic"/>
    </style:style>
    <style:style style:name="T98" style:family="text">
      <style:text-properties fo:font-style="italic" officeooo:rsid="0084e73d" style:font-style-asian="italic" style:font-style-complex="italic"/>
    </style:style>
    <style:style style:name="T99" style:family="text">
      <style:text-properties fo:font-style="italic" officeooo:rsid="008adda3" style:font-style-asian="italic" style:font-style-complex="italic"/>
    </style:style>
    <style:style style:name="T100" style:family="text">
      <style:text-properties fo:font-style="italic" officeooo:rsid="00864192" style:font-style-asian="italic" style:font-style-complex="italic"/>
    </style:style>
    <style:style style:name="T101" style:family="text">
      <style:text-properties fo:font-style="italic" officeooo:rsid="003e303b" style:font-style-asian="italic" style:font-style-complex="italic"/>
    </style:style>
    <style:style style:name="T102" style:family="text">
      <style:text-properties fo:font-style="italic" officeooo:rsid="003ffb42" style:font-style-asian="italic" style:font-style-complex="italic"/>
    </style:style>
    <style:style style:name="T103" style:family="text">
      <style:text-properties fo:font-style="italic" officeooo:rsid="00871d76" style:font-style-asian="italic" style:font-style-complex="italic"/>
    </style:style>
    <style:style style:name="T104" style:family="text">
      <style:text-properties fo:font-style="italic" officeooo:rsid="008b4bd2" style:font-style-asian="italic" style:font-style-complex="italic"/>
    </style:style>
    <style:style style:name="T105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10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76c6f2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1" style:font-size-asian="12pt" style:language-asian="uk" style:country-asian="UA" style:font-style-asian="normal" style:font-weight-asian="bold" style:font-name-complex="Times New Roman1" style:font-size-complex="12pt" style:font-weight-complex="bold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1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fo:font-size="10pt" fo:text-shadow="none" style:text-underline-style="none" fo:font-weight="normal" officeooo:rsid="0023c526" style:font-size-asian="10pt" style:font-weight-asian="normal" style:font-size-complex="10pt" style:text-emphasize="none"/>
    </style:style>
    <style:style style:name="T11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size-asian="10pt" style:font-style-asian="normal" style:font-weight-asian="normal" style:font-size-complex="10pt" style:text-emphasize="none"/>
    </style:style>
    <style:style style:name="T118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1" style:font-size-asian="10pt" style:font-style-asian="normal" style:font-weight-asian="normal" style:font-size-complex="10pt" style:text-emphasize="none"/>
    </style:style>
    <style:style style:name="T119" style:family="text">
      <style:text-properties officeooo:rsid="000f0310"/>
    </style:style>
    <style:style style:name="T120" style:family="text">
      <style:text-properties officeooo:rsid="0010dd33"/>
    </style:style>
    <style:style style:name="T121" style:family="text">
      <style:text-properties officeooo:rsid="001ed677"/>
    </style:style>
    <style:style style:name="T122" style:family="text">
      <style:text-properties officeooo:rsid="002e1b18" style:font-style-complex="normal"/>
    </style:style>
    <style:style style:name="T123" style:family="text">
      <style:text-properties officeooo:rsid="002ee2e5" style:font-style-complex="normal"/>
    </style:style>
    <style:style style:name="T124" style:family="text">
      <style:text-properties officeooo:rsid="003d26ae" style:font-style-complex="normal"/>
    </style:style>
    <style:style style:name="T125" style:family="text">
      <style:text-properties officeooo:rsid="003ffb42" style:font-style-complex="normal"/>
    </style:style>
    <style:style style:name="T126" style:family="text">
      <style:text-properties officeooo:rsid="003622d5"/>
    </style:style>
    <style:style style:name="T127" style:family="text">
      <style:text-properties officeooo:rsid="0060522a" style:font-weight-complex="normal"/>
    </style:style>
    <style:style style:name="T128" style:family="text">
      <style:text-properties officeooo:rsid="005ef863"/>
    </style:style>
    <style:style style:name="T129" style:family="text">
      <style:text-properties style:font-size-complex="14pt"/>
    </style:style>
    <style:style style:name="T130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31" style:family="text">
      <style:text-properties style:use-window-font-color="true" style:font-name="Times New Roman" fo:font-size="14pt" fo:language="uk" fo:country="UA" officeooo:rsid="0024a7f3" style:font-name-asian="Times New Roman" style:font-size-asian="14pt" style:font-name-complex="Times New Roman" style:font-size-complex="14pt" style:language-complex="ar" style:country-complex="SA"/>
    </style:style>
    <style:style style:name="T132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33" style:family="text">
      <style:text-properties style:use-window-font-color="true" style:font-name="Times New Roman" fo:font-size="14pt" fo:language="uk" fo:country="UA" officeooo:rsid="00464a7d" style:font-name-asian="Times New Roman" style:font-size-asian="14pt" style:font-name-complex="Times New Roman" style:font-size-complex="12pt" style:language-complex="ar" style:country-complex="SA"/>
    </style:style>
    <style:style style:name="T134" style:family="text">
      <style:text-properties style:use-window-font-color="true" style:font-name="Times New Roman" fo:font-size="14pt" fo:language="uk" fo:country="UA" fo:font-weight="bold" officeooo:rsid="001d6d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5" style:family="text">
      <style:text-properties style:use-window-font-color="true" style:font-name="Times New Roman" fo:font-size="14pt" fo:language="uk" fo:country="UA" fo:font-weight="bold" officeooo:rsid="005bc6a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36" style:family="text">
      <style:text-properties style:use-window-font-color="true" style:font-name="Times New Roman" fo:font-size="14pt" fo:language="uk" fo:country="UA" fo:font-weight="bold" officeooo:rsid="00310f2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37" style:family="text">
      <style:text-properties fo:font-size="12pt" style:font-size-asian="12pt"/>
    </style:style>
    <style:style style:name="T138" style:family="text">
      <style:text-properties fo:font-size="12pt" officeooo:rsid="007492e0" style:font-size-asian="12pt"/>
    </style:style>
    <style:style style:name="T139" style:family="text">
      <style:text-properties fo:font-size="12pt" officeooo:rsid="0014585f" style:font-size-asian="12pt"/>
    </style:style>
    <style:style style:name="T140" style:family="text">
      <style:text-properties fo:font-size="12pt" style:font-size-asian="12pt" style:font-size-complex="12pt"/>
    </style:style>
    <style:style style:name="T141" style:family="text">
      <style:text-properties officeooo:rsid="003450df"/>
    </style:style>
    <style:style style:name="T142" style:family="text">
      <style:text-properties officeooo:rsid="0037349b"/>
    </style:style>
    <style:style style:name="T143" style:family="text">
      <style:text-properties officeooo:rsid="0076c6f2"/>
    </style:style>
    <style:style style:name="T144" style:family="text">
      <style:text-properties officeooo:rsid="007055ea"/>
    </style:style>
    <style:style style:name="T145" style:family="text">
      <style:text-properties officeooo:rsid="008ff984"/>
    </style:style>
    <style:style style:name="T146" style:family="text">
      <style:text-properties style:font-name="Liberation Serif" fo:font-size="14pt" officeooo:rsid="0038f09c" style:font-size-asian="14pt" style:font-size-complex="14pt"/>
    </style:style>
    <style:style style:name="T147" style:family="text">
      <style:text-properties style:font-name="Liberation Serif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148" style:family="text">
      <style:text-properties style:font-name="Liberation Serif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149" style:family="text">
      <style:text-properties style:font-name="Liberation Serif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50" style:family="text">
      <style:text-properties style:font-name="Liberation Serif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51" style:family="text">
      <style:text-properties style:font-name="Liberation Serif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52" style:family="text">
      <style:text-properties style:font-name="Liberation Serif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53" style:family="text">
      <style:text-properties officeooo:rsid="002e1b18"/>
    </style:style>
    <style:style style:name="T154" style:family="text">
      <style:text-properties officeooo:rsid="002e1b18" style:font-name-asian="Times New Roman1" style:font-name-complex="Times New Roman1"/>
    </style:style>
    <style:style style:name="T155" style:family="text">
      <style:text-properties officeooo:rsid="002e1b18" style:font-name-asian="Times New Roman1" style:font-name-complex="Times New Roman1" style:font-style-complex="normal"/>
    </style:style>
    <style:style style:name="T156" style:family="text">
      <style:text-properties officeooo:rsid="00419106"/>
    </style:style>
    <style:style style:name="T157" style:family="text">
      <style:text-properties fo:language="ru" fo:country="RU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outline="false" style:text-line-through-style="none" style:text-line-through-type="none" style:font-name="Times New Roman" fo:font-size="10pt" fo:text-shadow="none" style:text-underline-style="none" fo:font-weight="normal" officeooo:rsid="0023c526" style:font-name-asian="Times New Roman1" style:font-size-asian="10pt" style:font-weight-asian="normal" style:font-name-complex="Times New Roman1" style:font-size-complex="10pt" style:font-weight-complex="bold" style:text-emphasize="none"/>
    </style:style>
    <style:style style:name="T160" style:family="text"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font-weight-complex="bold" style:text-emphasize="none"/>
    </style:style>
    <style:style style:name="T161" style:family="text">
      <style:text-properties officeooo:rsid="0047de2e"/>
    </style:style>
    <style:style style:name="T162" style:family="text">
      <style:text-properties officeooo:rsid="004a8cd1"/>
    </style:style>
    <style:style style:name="T16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64" style:family="text">
      <style:text-properties style:font-name="Liberation Serif"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 style:font-weight-complex="normal"/>
    </style:style>
    <style:style style:name="T165" style:family="text">
      <style:text-properties style:font-name="Liberation Serif" fo:font-size="14pt" fo:font-weight="normal" officeooo:rsid="002e1b18" style:font-size-asian="14pt" style:language-asian="uk" style:country-asian="UA" style:font-weight-asian="normal" style:font-name-complex="Times New Roman" style:font-size-complex="14pt" style:font-weight-complex="normal"/>
    </style:style>
    <style:style style:name="T166" style:family="text">
      <style:text-properties style:font-name="Liberation Serif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  <style:style style:name="T167" style:family="text">
      <style:text-properties style:font-name="Liberation Serif"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0"><text:tab/>ПОГОДЖЕНО<text:tab/><text:tab/><text:tab/><text:tab/><text:tab/><text:tab/><text:tab/><text:tab/><text:tab/><text:tab/>ЗАТВЕРДЖЕНО</text:p>
      <text:p text:style-name="P6"><text:span text:style-name="T119"><text:tab/>Заступник</text:span> директора _________ М.В. Савіна<text:tab/><text:tab/><text:tab/><text:tab/><text:tab/><text:span text:style-name="T119">Д</text:span>иректор <text:span text:style-name="T119">школи</text:span> ____________ Л.М. Воробйов</text:p>
      <text:p text:style-name="P4"><text:span text:style-name="T25"><text:tab/>____________ 201</text:span><text:span text:style-name="T26">9</text:span><text:span text:style-name="T25"> р.<text:tab/><text:tab/><text:tab/><text:tab/><text:tab/><text:tab/><text:tab/><text:tab/><text:tab/>_____________ 201</text:span><text:span text:style-name="T132">9</text:span><text:span text:style-name="T25"> р.</text:span></text:p>
      <text:p text:style-name="P4"><text:span text:style-name="T21"><text:tab/>____________ 20</text:span><text:span text:style-name="T130">20</text:span><text:span text:style-name="T21"> р.<text:tab/><text:tab/><text:tab/><text:tab/><text:tab/><text:tab/><text:tab/><text:tab/><text:tab/>_____________ 20</text:span><text:span text:style-name="T130">20</text:span><text:span text:style-name="T21"> р.</text:span></text:p>
      <text:p text:style-name="P5"/>
      <text:p text:style-name="P52">Календарно-тематичне планування<text:line-break/>з Інформатики для індивідуального навчання </text:p>
      <text:p text:style-name="P40"><text:span text:style-name="T28">учня <text:s/></text:span><text:span text:style-name="T134">8</text:span><text:span text:style-name="T28">-В класу </text:span><text:span text:style-name="T51">Карапетрова Олександра</text:span><text:span text:style-name="T28"><text:line-break/></text:span><text:span text:style-name="T31">в</text:span><text:span text:style-name="T30">читель Трубіцина А.Л.</text:span></text:p>
      <text:p text:style-name="P40"><text:span text:style-name="T30">201</text:span><text:span text:style-name="T135">9</text:span><text:span text:style-name="T30">-20</text:span><text:span text:style-name="T136">20</text:span><text:span text:style-name="T30"> н.р.</text:span><text:span text:style-name="T16"><text:line-break/></text:span></text:p>
      <text:p text:style-name="P7">Джерело: Програма для загальноосвітніх навчальних закладів.</text:p>
      <text:p text:style-name="P2"><text:span text:style-name="T25">Інформатика навчальна програма для учнів </text:span><text:span text:style-name="T133">8 </text:span><text:span text:style-name="T25">класу</text:span></text:p>
      <text:p text:style-name="P7">загальноосвітніх навчальних закладів <text:span text:style-name="T120">затверджена Міністерством освіти і науки України</text:span></text:p>
      <text:p text:style-name="P11"><text:span text:style-name="T22">(Наказ МОН від </text:span><text:span text:style-name="T76">07.06.2017 №804</text:span><text:span text:style-name="T22">)</text:span><text:span text:style-name="T129"> <text:s text:c="16"/></text:span><text:span text:style-name="T137"><text:tab/></text:span></text:p>
      <text:p text:style-name="P10">I семестр <text:tab/><text:tab/><text:tab/><text:tab/><text:tab/><text:tab/><text:tab/><text:tab/><text:tab/><text:tab/><text:tab/>ІІ семестр</text:p>
      <text:p text:style-name="P22"/>
      <text:p text:style-name="P3"><text:span text:style-name="T25">Погоджено на засіданні </text:span><text:span text:style-name="T27">Ш</text:span><text:span text:style-name="T25">МО <text:tab/><text:tab/><text:tab/>Погоджено на засіданні </text:span><text:span text:style-name="T27">Ш</text:span><text:span text:style-name="T25">МО</text:span></text:p>
      <text:p text:style-name="P8">протокол № _____ від ___________ р. <text:tab/><text:tab/><text:tab/>протокол № _____ від ___________ р.</text:p>
      <text:p text:style-name="P9"><text:span text:style-name="T138">кер. </text:span><text:span text:style-name="T139">Ш</text:span><text:span text:style-name="T138">МО _________________ В.В. Маляренко <text:tab/><text:tab/><text:tab/>кер. </text:span><text:span text:style-name="T139">Ш</text:span><text:span text:style-name="T138">МО _________________ В.В. Маляренко <text:tab/></text:span></text:p>
      <text:p text:style-name="Standard"><text:s text:c="33"/><text:span text:style-name="T16"><text:s text:c="97"/></text:span></text:p>
      <text:p text:style-name="P121"><text:span text:style-name="T63">ЗАТВЕРДЖУЮ<text:line-break/></text:span><text:span text:style-name="T74">Директор ЕЗОШ <text:s/>№2</text:span><text:span text:style-name="T69"><text:line-break/>______Л.М. Воробйов <text:line-break/>____________ 201</text:span><text:span text:style-name="T70">9</text:span><text:span text:style-name="T69">р</text:span></text:p>
      <text:p text:style-name="P19">____________ 20<text:span text:style-name="T141">20</text:span>р</text:p>
      <text:p text:style-name="P19"/>
      <text:p text:style-name="P27"/>
      <text:p text:style-name="P27">ПРОГРАМА</text:p>
      <text:p text:style-name="P1"><text:span text:style-name="T63">З ІНФОРМАТИКИ для учня </text:span><text:span text:style-name="T65">8</text:span><text:span text:style-name="T63">-В класу</text:span></text:p>
      <text:p text:style-name="P27">Карапетрова Олександра 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8"/>
          </table:table-cell>
          <table:table-cell table:style-name="Таблиця1.A1" office:value-type="string">
            <text:p text:style-name="P1"><text:span text:style-name="T63">Для </text:span><text:span text:style-name="T65">8</text:span><text:span text:style-name="T63">-В класу</text:span></text:p>
          </table:table-cell>
          <table:table-cell table:style-name="Таблиця1.C1" office:value-type="string">
            <text:p text:style-name="P27">Для Карапетрова О.</text:p>
          </table:table-cell>
        </table:table-row>
        <table:table-row table:style-name="Таблиця1.2">
          <table:table-cell table:style-name="Таблиця1.A1" office:value-type="string">
            <text:p text:style-name="P26">І семестр</text:p>
          </table:table-cell>
          <table:table-cell table:style-name="Таблиця1.A1" office:value-type="string">
            <text:p text:style-name="P18"><text:s text:c="4"/>годин</text:p>
          </table:table-cell>
          <table:table-cell table:style-name="Таблиця1.C1" office:value-type="string">
            <text:p text:style-name="P18"><text:s text:c="4"/>години</text:p>
          </table:table-cell>
        </table:table-row>
        <table:table-row table:style-name="Таблиця1.3">
          <table:table-cell table:style-name="Таблиця1.A1" office:value-type="string">
            <text:p text:style-name="P26">ІІ семестр</text:p>
          </table:table-cell>
          <table:table-cell table:style-name="Таблиця1.A1" office:value-type="string">
            <text:p text:style-name="P18"><text:s text:c="4"/>годин</text:p>
          </table:table-cell>
          <table:table-cell table:style-name="Таблиця1.C1" office:value-type="string">
            <text:p text:style-name="P18"><text:s text:c="4"/>годин</text:p>
          </table:table-cell>
        </table:table-row>
        <table:table-row table:style-name="Таблиця1.4">
          <table:table-cell table:style-name="Таблиця1.A1" office:value-type="string">
            <text:p text:style-name="P26">Усього</text:p>
          </table:table-cell>
          <table:table-cell table:style-name="Таблиця1.A1" office:value-type="string">
            <text:p text:style-name="P18"><text:s text:c="4"/>год.</text:p>
            <text:p text:style-name="P18"><text:span text:style-name="T162">2</text:span> годин<text:span text:style-name="T162">и</text:span> на тиждень</text:p>
          </table:table-cell>
          <table:table-cell table:style-name="Таблиця1.C1" office:value-type="string">
            <text:p text:style-name="P18">17 год.</text:p>
            <text:p text:style-name="P18">2 години на місяць</text:p>
            <text:p text:style-name="P18"/>
          </table:table-cell>
        </table:table-row>
      </table:table>
      <text:p text:style-name="P20"/>
      <text:p text:style-name="P20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7">№ з/п</text:p>
          </table:table-cell>
          <table:table-cell table:style-name="Таблиця2.A1" office:value-type="string">
            <text:p text:style-name="P30">Зміст навчального матеріалу. Тема </text:p>
          </table:table-cell>
          <table:table-cell table:style-name="Таблиця2.C1" office:value-type="string">
            <text:p text:style-name="P26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7">Тема 1</text:p>
          </table:table-cell>
          <table:table-cell table:style-name="Таблиця2.A1" office:value-type="string">
            <text:p text:style-name="P122">Алгоритми та програми </text:p>
          </table:table-cell>
          <table:table-cell table:style-name="Таблиця2.C1" office:value-type="string">
            <text:p text:style-name="P33">8</text:p>
          </table:table-cell>
        </table:table-row>
        <table:table-row table:style-name="Таблиця2.3">
          <table:table-cell table:style-name="Таблиця2.A1" office:value-type="string">
            <text:p text:style-name="P27">Тема 2 </text:p>
          </table:table-cell>
          <table:table-cell table:style-name="Таблиця2.A1" office:value-type="string">
            <text:p text:style-name="P67"><text:span text:style-name="Font_20_Style42"><text:span text:style-name="T67">Кодування даних та апаратне забезпечення.</text:span></text:span></text:p>
          </table:table-cell>
          <table:table-cell table:style-name="Таблиця2.C1" office:value-type="string">
            <text:p text:style-name="P45">2</text:p>
          </table:table-cell>
        </table:table-row>
        <table:table-row table:style-name="Таблиця2.4">
          <table:table-cell table:style-name="Таблиця2.A1" office:value-type="string">
            <text:p text:style-name="P27">Тема 3 </text:p>
          </table:table-cell>
          <table:table-cell table:style-name="Таблиця2.A1" office:value-type="string">
            <text:p text:style-name="P74"><text:span text:style-name="Font_20_Style46"><text:span text:style-name="T73">Створення та публікація веб-ресурсів.</text:span></text:span></text:p>
          </table:table-cell>
          <table:table-cell table:style-name="Таблиця2.C1" office:value-type="string">
            <text:p text:style-name="P45">3</text:p>
          </table:table-cell>
        </table:table-row>
        <table:table-row table:style-name="Таблиця2.4">
          <table:table-cell table:style-name="Таблиця2.A5" office:value-type="string">
            <text:p text:style-name="P29">Тема <text:span text:style-name="T161">4</text:span></text:p>
          </table:table-cell>
          <table:table-cell table:style-name="Таблиця2.A5" office:value-type="string">
            <text:p text:style-name="P125">Опрацювання мультимедійних об’єктів.</text:p>
          </table:table-cell>
          <table:table-cell table:style-name="Таблиця2.C5" office:value-type="string">
            <text:p text:style-name="P37">2</text:p>
          </table:table-cell>
        </table:table-row>
        <table:table-row table:style-name="Таблиця2.4">
          <table:table-cell table:style-name="Таблиця2.A5" office:value-type="string">
            <text:p text:style-name="P29">Тема <text:span text:style-name="T161">5</text:span></text:p>
          </table:table-cell>
          <table:table-cell table:style-name="Таблиця2.A5" office:value-type="string">
            <text:p text:style-name="P125">Опрацювання текстових даних.</text:p>
          </table:table-cell>
          <table:table-cell table:style-name="Таблиця2.C5" office:value-type="string">
            <text:p text:style-name="P37">2</text:p>
          </table:table-cell>
        </table:table-row>
      </table:table>
      <text:p text:style-name="P21"/>
      <text:p text:style-name="P21"><text:span text:style-name="T121">В</text:span>читель <text:tab/><text:tab/><text:tab/><text:tab/><text:tab/><text:tab/><text:tab/><text:tab/><text:span text:style-name="T121">Трубіцина</text:span> <text:span text:style-name="T121">А</text:span>.<text:span text:style-name="T121">Л</text:span>._______</text:p>
      <text:p text:style-name="P55"/>
      <text:p text:style-name="P55"/>
      <text:p text:style-name="P55"/>
      <text:p text:style-name="P55">ПОГОДЖЕНО</text:p>
      <text:p text:style-name="P55">Заступник директора з НВР</text:p>
      <text:p text:style-name="P55">______ М.В. Савіна</text:p>
      <text:p text:style-name="P49"><text:span text:style-name="T69">_________________ 201</text:span><text:span text:style-name="T70">9</text:span><text:span text:style-name="T69"> р.</text:span></text:p>
      <text:p text:style-name="P49"><text:span text:style-name="T69">_________________ 20</text:span><text:span text:style-name="T70">20</text:span><text:span text:style-name="T69"> р.</text:span></text:p>
      <text:p text:style-name="P55"><text:soft-page-break/></text:p>
      <text:p text:style-name="P55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table:number-columns-spanned="2" office:value-type="string">
            <text:p text:style-name="P31">Кількість</text:p>
            <text:p text:style-name="P31">годин</text:p>
          </table:table-cell>
          <table:covered-table-cell/>
          <table:table-cell table:style-name="Таблиця3.C1" table:number-rows-spanned="2" office:value-type="string">
            <text:p text:style-name="P31">Зміст навчального матеріалу</text:p>
          </table:table-cell>
          <table:table-cell table:style-name="Таблиця3.D1" table:number-rows-spanned="2" office:value-type="string">
            <text:p text:style-name="P31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42"><text:span text:style-name="T65">8</text:span><text:span text:style-name="T63">-В</text:span></text:p>
          </table:table-cell>
          <table:table-cell table:style-name="Таблиця3.A1" office:value-type="string">
            <text:p text:style-name="P31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43">3<text:span text:style-name="T142">2</text:span></text:p>
          </table:table-cell>
          <table:table-cell table:style-name="Таблиця3.A1" office:value-type="string">
            <text:p text:style-name="P34">8</text:p>
          </table:table-cell>
          <table:table-cell table:style-name="Таблиця3.A1" office:value-type="string">
            <text:p text:style-name="P123">Алгоритми та програми </text:p>
            <text:p text:style-name="P102">Учень/учениця</text:p>
            <text:p text:style-name="P108">Знаннєва складова</text:p>
            <text:p text:style-name="P85"><text:span text:style-name="T90">Розуміє </text:span>призначення мови програмування та основних її елементів<text:span text:style-name="T157">. </text:span>Наводить приклади сучасних мов програмування.</text:p>
            <text:p text:style-name="P85"><text:span text:style-name="T90">Знає</text:span> відмінність між змінними та константами. </text:p>
            <text:p text:style-name="P85"><text:span text:style-name="T90">Порівнює</text:span> особливості різних середовищ програмування. </text:p>
            <text:p text:style-name="P85"><text:span text:style-name="T90">Розуміє</text:span> поняття об’єкта в мові програмування, його властивостей і методів.<text:span text:style-name="T158"> </text:span></text:p>
            <text:p text:style-name="P85"><text:span text:style-name="T90">Пояснює </text:span>структуру програми.</text:p>
            <text:p text:style-name="P85"><text:span text:style-name="T90">Пояснює</text:span> функції елементів графічного інтерфейсу та користується ними.</text:p>
            <text:p text:style-name="P85"><text:span text:style-name="T90">Розрізняє</text:span> властивості і методи елементів управління</text:p>
            <text:p text:style-name="P108">Діяльнісна складова</text:p>
            <text:p text:style-name="P85"><text:span text:style-name="T90">Планує</text:span> процес розв’язування задачі з використанням програмування.</text:p>
            <text:p text:style-name="P85"><text:span text:style-name="T90">Створює і налагоджує</text:span> програми, зокрема подійно- <text:s/>й об’єктно-орієнтовані.</text:p>
            <text:p text:style-name="P85"><text:span text:style-name="T90">Використовує</text:span> в програмах вирази, коректно добирає типи даних. </text:p>
            <text:p text:style-name="P85"><text:span text:style-name="T90">Розв’язує </text:span>задачі з використанням усіх базових алгоритмічних структур, змінних та констант.</text:p>
            <text:p text:style-name="P85"><text:span text:style-name="T90">Обґрунтовує</text:span> вибір типів даних для розв’язування задачі</text:p>
            <text:p text:style-name="P108">Ціннісна складова </text:p>
            <text:p text:style-name="P85"><text:span text:style-name="T90">Оцінює</text:span> відповідність результатів виконання програми поставленій задачі.</text:p>
            <text:p text:style-name="P96">Розпізнає задачі, для розв’язання яких доцільно використовувати засоби програмування</text:p>
          </table:table-cell>
          <table:table-cell table:style-name="Таблиця3.D3" office:value-type="string">
            <text:p text:style-name="P76">Величини. Змінні. Вказівка присвоювання.</text:p>
            <text:p text:style-name="P76"/>
            <text:p text:style-name="P77">Створення алгоритмів і програм з використанням змінних і різних алгоритмічних структур: лінійних, розгалужень і повторень.</text:p>
            <text:p text:style-name="P76"/>
            <text:p text:style-name="P76">Опис моделей у середовищі програмування</text:p>
            <text:p text:style-name="P76"/>
            <text:p text:style-name="P76"/>
            <text:p text:style-name="P76"/>
            <text:p text:style-name="P76"/>
            <text:p text:style-name="P76"/>
          </table:table-cell>
        </table:table-row>
        <table:table-row table:style-name="Таблиця3.4">
          <table:table-cell table:style-name="Таблиця3.A1" office:value-type="string">
            <text:p text:style-name="P44">9</text:p>
          </table:table-cell>
          <table:table-cell table:style-name="Таблиця3.A1" office:value-type="string">
            <text:p text:style-name="P35">2</text:p>
          </table:table-cell>
          <table:table-cell table:style-name="Таблиця3.A1" office:value-type="string">
            <text:p text:style-name="P124">Кодування даних та апаратне забезпечення</text:p>
            <text:p text:style-name="P102">Учень/учениця</text:p>
            <text:p text:style-name="P108">Знаннєва складова</text:p>
            <text:p text:style-name="P85"><text:span text:style-name="T90">Розуміє </text:span>поняття двійкового коду, називає<text:span text:style-name="T89"> </text:span>одиниці вимірювання його довжини та пояснює їх співвідношення.</text:p>
            <text:p text:style-name="P85"><text:span text:style-name="T90">Описує</text:span> загальний принцип побудови таблиці кодів символів.</text:p>
            <text:p text:style-name="P85"><text:span text:style-name="T90">Пояснює</text:span> деякі принципи кодування графічних даних.</text:p>
            <text:p text:style-name="P85"><text:span text:style-name="T90">Має уявлення</text:span> про взаємодію складових обчислювальних пристроїв, описує їхні основні характеристики.</text:p>
            <text:p text:style-name="P85"><text:span text:style-name="T90">Наводить приклади</text:span> застосування сучасних пристроїв у різних галузях. </text:p>
            <text:p text:style-name="P85"><text:span text:style-name="T90">Описує</text:span> процес обробки даних комп’ютерними пристроями</text:p>
            <text:p text:style-name="P110">Діяльнісна складова</text:p>
            <text:p text:style-name="P85"><text:span text:style-name="T90">Уміє</text:span> кодувати і декодувати повідомлення за <text:soft-page-break/>певними правилами.</text:p>
            <text:p text:style-name="P85"><text:span text:style-name="T90">Визначає</text:span> характеристики складових персонального комп’ютера залежно від його призначення</text:p>
            <text:p text:style-name="P108">Ціннісна складова </text:p>
            <text:p text:style-name="P85"><text:span text:style-name="T90">Усвідомлює</text:span> зв’язок між інформаційними технологіями та потребами й етапами розвитку людського суспільства</text:p>
            <text:p text:style-name="P107"><text:span text:style-name="Font_20_Style42"><text:span text:style-name="T83"/></text:span></text:p>
          </table:table-cell>
          <table:table-cell table:style-name="Таблиця3.D3" office:value-type="string">
            <text:p text:style-name="P83">Поняття електронної таблиці. Табличні процесори, їх призначення. Середовище табличного процесора. </text:p>
            <text:p text:style-name="P83"/>
            <text:p text:style-name="P83">Об’єкти електронних таблиць — аркуш, клітинка, діапазон клітинок.</text:p>
            <text:p text:style-name="P83"/>
            <text:p text:style-name="P83"/>
            <text:p text:style-name="P83"/>
            <text:p text:style-name="P83"/>
            <text:p text:style-name="P83">Типи даних: числові, грошові, дати, текст, відсотки. Введення, редагування й форматування даних основних типів. </text:p>
            <text:p text:style-name="P83"/>
            <text:p text:style-name="P83">Адресація. Формули.</text:p>
            <text:p text:style-name="P83"/>
            <text:p text:style-name="P83"><text:soft-page-break/>Редагування та форматування електронних таблиць.</text:p>
            <text:p text:style-name="P83"/>
            <text:p text:style-name="P83">Копіювання та переміщення клітинок і діапазонів, зокрема тих, що містять формули. </text:p>
            <text:p text:style-name="P83"/>
            <text:p text:style-name="P83">Автозаповнення та автозавершення.</text:p>
            <text:p text:style-name="P83"/>
            <text:p text:style-name="P83">Моделі. Етапи побудови моделей. Реалізація математичних моделей</text:p>
            <text:p text:style-name="P106"/>
          </table:table-cell>
        </table:table-row>
        <table:table-row table:style-name="Таблиця3.5">
          <table:table-cell table:style-name="Таблиця3.A1" office:value-type="string">
            <text:p text:style-name="P34">9</text:p>
          </table:table-cell>
          <table:table-cell table:style-name="Таблиця3.A1" office:value-type="string">
            <text:p text:style-name="P35">3</text:p>
          </table:table-cell>
          <table:table-cell table:style-name="Таблиця3.A1" office:value-type="string">
            <text:p text:style-name="P127">Створення та публікація веб-ресурсів </text:p>
            <text:p text:style-name="P102">Учень/учениця</text:p>
            <text:p text:style-name="P59">Знаннєва складова</text:p>
            <text:p text:style-name="P112"><text:span text:style-name="T80">Наводить приклади</text:span><text:span text:style-name="T84"> засобів автоматизованого створення веб-сторінок</text:span></text:p>
            <text:p text:style-name="P112"><text:span text:style-name="T80">Розуміє</text:span><text:span text:style-name="T84"> поняття мови гіпертекстової розмітки.</text:span></text:p>
            <text:p text:style-name="P59">Діяльнісна складова</text:p>
            <text:p text:style-name="P85"><text:span text:style-name="T90">Створює</text:span> веб-сторінки за допомогою автоматизованих засобів та публікує їх в Інтернеті.</text:p>
            <text:p text:style-name="P85"><text:span text:style-name="T90">Використовує</text:span> гіпертекстові, графічні й мультимедійні елементи на веб-сторінках</text:p>
            <text:p text:style-name="P59">Ціннісна складова</text:p>
            <text:p text:style-name="P85"><text:span text:style-name="T90">Усвідомлює </text:span>важливість участі в діяльності глобальної інтернет-спільноти.</text:p>
            <text:p text:style-name="P105"><text:span text:style-name="Font_20_Style42"><text:span text:style-name="T159">Дотримується</text:span></text:span><text:span text:style-name="Font_20_Style42"><text:span text:style-name="T160"> правил ергономічного розміщення матеріалів на веб-сторінці</text:span></text:span></text:p>
          </table:table-cell>
          <table:table-cell table:style-name="Таблиця3.D3" office:value-type="string">
            <text:p text:style-name="P84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4"/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  <text:p text:style-name="P84"/>
            <text:p text:style-name="P84">Використання інтернет-ресурсів для спільної роботи. Рівні та способи доступу до ресурсів.</text:p>
            <text:p text:style-name="P84"/>
            <text:p text:style-name="P84">Зберігання даних та колективна робота з документами в Інтернеті; керування спільним доступом до них. Хмарні сервіси.</text:p>
            <text:p text:style-name="P84"/>
            <text:p text:style-name="P84">Онлайнові перекладачі.</text:p>
            <text:p text:style-name="P84"/>
            <text:p text:style-name="P88">Інтернет речей</text:p>
          </table:table-cell>
        </table:table-row>
        <table:table-row table:style-name="Таблиця3.5">
          <table:table-cell table:style-name="Таблиця3.A6" office:value-type="string">
            <text:p text:style-name="P36">9</text:p>
          </table:table-cell>
          <table:table-cell table:style-name="Таблиця3.A6" office:value-type="string">
            <text:p text:style-name="P36">2</text:p>
          </table:table-cell>
          <table:table-cell table:style-name="Таблиця3.A6" office:value-type="string">
            <text:p text:style-name="P113"><text:span text:style-name="T140">Опрацювання мультимедійних об’єктів</text:span> </text:p>
            <text:p text:style-name="P104">Учень/учениця</text:p>
            <text:p text:style-name="P60">Знаннєва складова</text:p>
            <text:p text:style-name="P87"><text:span text:style-name="T90">Пояснює </text:span>принципи оцифровування звуку та відеоряду.</text:p>
            <text:p text:style-name="P87"><text:span text:style-name="T90">Розрізняє</text:span> формати аудіо- й відеофайлів.</text:p>
            <text:p text:style-name="P87"><text:span text:style-name="T90">Наводить приклади</text:span> програмного забезпечення для опрацювання об’єктів мультимедіа та пояснює його призначення.</text:p>
            <text:p text:style-name="P87"><text:span text:style-name="T90">Наводить приклади</text:span> сервісів для роботи з відео- й <text:s/>аудіоданими</text:p>
            <text:p text:style-name="P60">Діяльнісна <text:s/>складова</text:p>
            <text:p text:style-name="P87"><text:span text:style-name="T90">Використовує </text:span>програми для роботи з мультимедіа.</text:p>
            <text:p text:style-name="P87"><text:span text:style-name="T90">Перетворює </text:span>формати аудіо- й відеофайлів. </text:p>
            <text:p text:style-name="P87"><text:span text:style-name="T90">Будує</text:span> відеоряд.</text:p>
            <text:p text:style-name="P87"><text:span text:style-name="T90">Використовує</text:span> мультимедійні об’єкти в <text:soft-page-break/>презентаціях</text:p>
            <text:p text:style-name="P60">Ціннісна складова</text:p>
            <text:p text:style-name="P87"><text:span text:style-name="T90">Використовує</text:span> контент з інтернет-джерел з урахуванням авторських прав. </text:p>
            <text:p text:style-name="P87"><text:span text:style-name="T90">Ураховує</text:span> художньо-естетичну складову <text:line-break/>в процесі створення мультимедійних об’єктів</text:p>
            <text:p text:style-name="P91"/>
          </table:table-cell>
          <table:table-cell table:style-name="Таблиця3.D6" office:value-type="string">
            <text:p text:style-name="P84"/>
          </table:table-cell>
        </table:table-row>
        <table:table-row table:style-name="Таблиця3.5">
          <table:table-cell table:style-name="Таблиця3.A6" office:value-type="string">
            <text:p text:style-name="P36">11</text:p>
          </table:table-cell>
          <table:table-cell table:style-name="Таблиця3.A6" office:value-type="string">
            <text:p text:style-name="P36">2</text:p>
          </table:table-cell>
          <table:table-cell table:style-name="Таблиця3.A6" office:value-type="string">
            <text:p text:style-name="P128">Опрацювання текстових даних</text:p>
            <text:p text:style-name="P103">Учень/учениця</text:p>
            <text:p text:style-name="P109">Знаннєва складова</text:p>
            <text:p text:style-name="P86"><text:span text:style-name="T90">Має уявлення</text:span> про принципи та можливості опрацювання текстових даних. </text:p>
            <text:p text:style-name="P86"><text:span text:style-name="T90">Має уявлення</text:span> про структуру документа. </text:p>
            <text:p text:style-name="P86"><text:span text:style-name="T90">Пояснює</text:span> принципи стильового оформлення та спільної роботи з документом.</text:p>
            <text:p text:style-name="P111">Діяльнісна складова</text:p>
            <text:p text:style-name="P86"><text:span text:style-name="T90">Знаходить і замінює</text:span> символи та групи символів. </text:p>
            <text:p text:style-name="P86"><text:span text:style-name="T90">Створює й використовує</text:span> гіперпосилання в текстовому документі.</text:p>
            <text:p text:style-name="P86"><text:span text:style-name="T90">Використовує </text:span>стилі для форматування документа. </text:p>
            <text:p text:style-name="P86"><text:span text:style-name="T90">Структурує</text:span> документ і створює його зміст.</text:p>
            <text:p text:style-name="P86"><text:span text:style-name="T90">Створює і редагує</text:span> колонтитули документа</text:p>
            <text:p text:style-name="P109">Ціннісна складова </text:p>
            <text:p text:style-name="P114"><text:span text:style-name="T116">Розуміє й обґрунтовує</text:span><text:span text:style-name="T117"> </text:span><text:span text:style-name="Зміст_5f_вимоги_20_Знак"><text:span text:style-name="T118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3.D6" office:value-type="string">
            <text:p text:style-name="P84"/>
          </table:table-cell>
        </table:table-row>
      </table:table>
      <text:p text:style-name="P17"/>
      <text:p text:style-name="P5"/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1"><text:span text:style-name="T29">ІІІ. </text:span><text:span text:style-name="T28">Календарно-тематичний план</text:span></text:p>
      <text:p text:style-name="P5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56">№ уроку</text:p>
          </table:table-cell>
          <table:table-cell table:style-name="Таблиця4.A1" office:value-type="string">
            <text:p text:style-name="P57">№ Теми</text:p>
          </table:table-cell>
          <table:table-cell table:style-name="Таблиця4.A1" office:value-type="string">
            <text:p text:style-name="P57">Тема уроку</text:p>
          </table:table-cell>
          <table:table-cell table:style-name="Таблиця4.D1" office:value-type="string">
            <text:p text:style-name="P78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51"><text:span text:style-name="Font_20_Style42"><text:span text:style-name="T71">Тема </text:span></text:span><text:span text:style-name="Font_20_Style46"><text:span text:style-name="T66">1.</text:span></text:span><text:span text:style-name="Font_20_Style46"><text:span text:style-name="T71"> </text:span></text:span><text:span text:style-name="Font_20_Style42"><text:span text:style-name="T72">Алгоритми та програми</text:span></text:span><text:span text:style-name="T63"> (</text:span><text:span text:style-name="T64">8</text:span><text:span text:style-name="Font_20_Style42"><text:span text:style-name="T71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p text:style-name="P82"/>
          </table:table-cell>
          <table:table-cell table:style-name="Таблиця4.A1" office:value-type="string">
            <text:p text:style-name="P99"/>
          </table:table-cell>
          <table:table-cell table:style-name="Таблиця4.A1" office:value-type="string">
            <text:p text:style-name="P63"><text:span text:style-name="T16">Безпека життєдіяльності при роботі з комп'ютером. </text:span><text:span text:style-name="T110">Величини. Змінні. Вказівка присвоювання. </text:span><text:span text:style-name="T114">Практична робота №</text:span><text:span text:style-name="T115">1</text:span><text:span text:style-name="T114">. </text:span><text:span text:style-name="T110">Розбір</text:span><text:span text:style-name="T114"> </text:span><text:span text:style-name="T110">в</text:span><text:span text:style-name="T113">идів опису алгоритмів. </text:span><text:span text:style-name="T111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p text:style-name="P82"/>
          </table:table-cell>
          <table:table-cell table:style-name="Таблиця4.A1" office:value-type="string">
            <text:p text:style-name="P99"/>
          </table:table-cell>
          <table:table-cell table:style-name="Таблиця4.A1" office:value-type="string">
            <text:p text:style-name="P89"><text:span text:style-name="T1">Середовище опису й виконання алгоритмів.</text:span><text:span text:style-name="T4"> </text:span><text:span text:style-name="T36">Практична робота №</text:span><text:span text:style-name="T37">2</text:span><text:span text:style-name="T36">. </text:span><text:span text:style-name="T19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99"/>
          </table:table-cell>
          <table:table-cell table:style-name="Таблиця4.A1" office:value-type="string">
            <text:p text:style-name="P97"><text:span text:style-name="T19">Опис моделей у середовищі програмування. </text:span><text:span text:style-name="T35">Практична робота №</text:span><text:span text:style-name="T37">3</text:span><text:span text:style-name="T35">. </text:span><text:span text:style-name="T19">Виконання л</text:span><text:span text:style-name="T20">інійн</text:span><text:span text:style-name="T19">их</text:span><text:span text:style-name="T20"> алгоритм</text:span><text:span text:style-name="T19">ів</text:span><text:span text:style-name="T20">. </text:span><text:span text:style-name="T2">Інструктаж з БЖД.</text:span></text:p>
          </table:table-cell>
          <table:table-cell table:style-name="Таблиця4.D1" office:value-type="string">
            <text:p text:style-name="P64"/>
          </table:table-cell>
        </table:table-row>
        <table:table-row table:style-name="Таблиця4.6">
          <table:table-cell table:style-name="Таблиця4.A1" office:value-type="string">
            <text:p text:style-name="P82"/>
          </table:table-cell>
          <table:table-cell table:style-name="Таблиця4.A1" office:value-type="string">
            <text:p text:style-name="P99"/>
          </table:table-cell>
          <table:table-cell table:style-name="Таблиця4.A1" office:value-type="string">
            <text:p text:style-name="P62"><text:span text:style-name="T16">Інструктаж з БЖД</text:span><text:span text:style-name="T34">. </text:span><text:span text:style-name="T105">Додавання тексту до графічних зображень та його форматування. </text:span><text:span text:style-name="T34">Практична робота</text:span><text:span text:style-name="T38">№4</text:span><text:span text:style-name="T34">.</text:span><text:span text:style-name="T105"> Налаштування параметрів та перетворення формату готового зображення. </text:span><text:span text:style-name="T112">Інструктаж з БЖД.</text:span></text:p>
            <text:p text:style-name="P48"><text:span text:style-name="Font_20_Style42"><text:span text:style-name="T39"/></text:span></text:p>
          </table:table-cell>
          <table:table-cell table:style-name="Таблиця4.D1" office:value-type="string">
            <text:p text:style-name="P54"/>
          </table:table-cell>
        </table:table-row>
        <table:table-row table:style-name="Таблиця4.6">
          <table:table-cell table:style-name="Таблиця4.A7" office:value-type="string">
            <text:p text:style-name="P82"/>
          </table:table-cell>
          <table:table-cell table:style-name="Таблиця4.A7" office:value-type="string">
            <text:p text:style-name="P119"/>
          </table:table-cell>
          <table:table-cell table:style-name="Таблиця4.A7" office:value-type="string">
            <text:p text:style-name="P92">Алгоритми з розгалуженнями. <text:span text:style-name="T126">Виконання </text:span>алгоритм<text:span text:style-name="T126">ів з </text:span>розгалуженнями.</text:p>
          </table:table-cell>
          <table:table-cell table:style-name="Таблиця4.D7" office:value-type="string">
            <text:p text:style-name="P54"/>
          </table:table-cell>
        </table:table-row>
        <table:table-row table:style-name="Таблиця4.8">
          <table:table-cell table:style-name="Таблиця4.A7" office:value-type="string">
            <text:p text:style-name="P82"/>
          </table:table-cell>
          <table:table-cell table:style-name="Таблиця4.A7" office:value-type="string">
            <text:p text:style-name="P119"/>
          </table:table-cell>
          <table:table-cell table:style-name="Таблиця4.A7" office:value-type="string">
            <text:p text:style-name="P70"><text:span text:style-name="T92">Практична робота №</text:span><text:span text:style-name="T93">5</text:span><text:span text:style-name="T92">. </text:span><text:span text:style-name="T127">Створення програм у середовищі Скретч</text:span>. <text:span text:style-name="T88">Інструктаж з БЖД.</text:span></text:p>
          </table:table-cell>
          <table:table-cell table:style-name="Таблиця4.D7" office:value-type="string">
            <text:p text:style-name="P54"/>
          </table:table-cell>
        </table:table-row>
        <table:table-row table:style-name="Таблиця4.6">
          <table:table-cell table:style-name="Таблиця4.A7" office:value-type="string">
            <text:p text:style-name="P82"/>
          </table:table-cell>
          <table:table-cell table:style-name="Таблиця4.A7" office:value-type="string">
            <text:p text:style-name="P119"/>
          </table:table-cell>
          <table:table-cell table:style-name="Таблиця4.A7" office:value-type="string">
            <text:p text:style-name="P98"><text:span text:style-name="T91">Практична робота №</text:span><text:span text:style-name="T94">6</text:span><text:span text:style-name="T91">. </text:span>Створення проекту у середовищі Скретч з застосуванням <text:span text:style-name="T128">алгоритмічних структур. </text:span><text:span text:style-name="T87">Інструктаж з БЖД.</text:span></text:p>
          </table:table-cell>
          <table:table-cell table:style-name="Таблиця4.D7" office:value-type="string">
            <text:p text:style-name="P54"/>
          </table:table-cell>
        </table:table-row>
        <table:table-row table:style-name="Таблиця4.6">
          <table:table-cell table:style-name="Таблиця4.A7" office:value-type="string">
            <text:p text:style-name="P82"/>
          </table:table-cell>
          <table:table-cell table:style-name="Таблиця4.A7" office:value-type="string">
            <text:p text:style-name="P119"/>
          </table:table-cell>
          <table:table-cell table:style-name="Таблиця4.A7" office:value-type="string">
            <text:p text:style-name="P61"><text:span text:style-name="Font_20_Style42"><text:span text:style-name="T39">Узагальнення з тем</text:span></text:span><text:span text:style-name="Font_20_Style42"><text:span text:style-name="T40">и</text:span></text:span><text:span text:style-name="Font_20_Style42"><text:span text:style-name="T39"> </text:span></text:span><text:span text:style-name="Font_20_Style42"><text:span text:style-name="T40">№1.</text:span></text:span></text:p>
          </table:table-cell>
          <table:table-cell table:style-name="Таблиця4.D7" office:value-type="string">
            <text:p text:style-name="P54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65"><text:span text:style-name="Font_20_Style42"><text:span text:style-name="T107">Тема 2</text:span></text:span><text:span text:style-name="Font_20_Style42"><text:span text:style-name="T106">. </text:span></text:span><text:span text:style-name="Font_20_Style42"><text:span text:style-name="T109">Кодування даних та апаратне забезпечення </text:span></text:span><text:span text:style-name="Font_20_Style42"><text:span text:style-name="T106">(</text:span></text:span><text:span text:style-name="Font_20_Style42"><text:span text:style-name="T108">9 </text:span></text:span><text:span text:style-name="Font_20_Style42"><text:span text:style-name="T106">год.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p text:style-name="P82"/>
          </table:table-cell>
          <table:table-cell table:style-name="Таблиця4.A1" office:value-type="string">
            <text:p text:style-name="P81"/>
          </table:table-cell>
          <table:table-cell table:style-name="Таблиця4.A1" office:value-type="string">
            <text:p text:style-name="P90"><text:span text:style-name="T3">Опрацювання даних як інформаційний процес. </text:span><text:span text:style-name="T5">Практична робота №</text:span><text:span text:style-name="T6">7</text:span><text:span text:style-name="T5">. </text:span><text:span text:style-name="T112">Кодування та декодування повідомлень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p text:style-name="P82"/>
          </table:table-cell>
          <table:table-cell table:style-name="Таблиця4.A1" office:value-type="string">
            <text:p text:style-name="P80"/>
          </table:table-cell>
          <table:table-cell table:style-name="Таблиця4.A1" office:value-type="string">
            <text:p text:style-name="P93"><text:span text:style-name="T124">Вимірювання довжини двійкового коду. </text:span><text:span text:style-name="T95">Практична робота №</text:span><text:span text:style-name="T96">8</text:span><text:span text:style-name="T95">. </text:span><text:span text:style-name="T123">Кодування тексту й графічних даних.</text:span><text:span text:style-name="T95"> </text:span><text:span text:style-name="T123">Таблиці кодів символів. </text:span><text:span text:style-name="T12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D1" table:number-columns-spanned="4" office:value-type="string">
            <text:p text:style-name="P72"><text:span text:style-name="Font_20_Style46"><text:span text:style-name="T77">Тема </text:span></text:span><text:span text:style-name="Font_20_Style46"><text:span text:style-name="T79">3</text:span></text:span><text:span text:style-name="Font_20_Style46"><text:span text:style-name="T77">. </text:span></text:span><text:span text:style-name="Font_20_Style46"><text:span text:style-name="T68">Створення та публікація веб-ресурсів </text:span></text:span><text:span text:style-name="Font_20_Style46"><text:span text:style-name="T77">(</text:span></text:span><text:span text:style-name="Font_20_Style46"><text:span text:style-name="T78">9 год.</text:span></text:span><text:span text:style-name="Font_20_Style46"><text:span text:style-name="T77">)</text:span></text:span></text:p>
          </table:table-cell>
          <table:covered-table-cell/>
          <table:covered-table-cell/>
          <table:covered-table-cell/>
        </table:table-row>
        <table:table-row table:style-name="Таблиця4.15">
          <table:table-cell table:style-name="Таблиця4.A1" office:value-type="string">
            <text:p text:style-name="P68"><text:span text:style-name="Font_20_Style42"><text:span text:style-name="T146"/></text:span></text:p>
          </table:table-cell>
          <table:table-cell table:style-name="Таблиця4.A1" office:value-type="string">
            <text:p text:style-name="P51"><text:span text:style-name="Font_20_Style42"><text:span text:style-name="T45"/></text:span></text:p>
          </table:table-cell>
          <table:table-cell table:style-name="Таблиця4.A1" office:value-type="string">
            <text:p text:style-name="P101"><text:span text:style-name="Font_20_Style42"><text:span text:style-name="T163">Веб-са</text:span></text:span><text:span text:style-name="Font_20_Style42"><text:span text:style-name="T164">йти. </text:span></text:span><text:span text:style-name="Font_20_Style42"><text:span text:style-name="T166">Практична робота №</text:span></text:span><text:span text:style-name="Font_20_Style42"><text:span text:style-name="T167">9</text:span></text:span><text:span text:style-name="Font_20_Style42"><text:span text:style-name="T166">.</text:span></text:span><text:span text:style-name="Font_20_Style42"><text:span text:style-name="T165"> Автоматизоване створення веб-сторінок. Інструктаж з БЖД.</text:span></text:span></text:p>
          </table:table-cell>
          <table:table-cell table:style-name="Таблиця4.D1" office:value-type="string">
            <text:p text:style-name="P50"><text:span text:style-name="Font_20_Style42"><text:span text:style-name="T45"/></text:span></text:p>
          </table:table-cell>
        </table:table-row>
        <table:table-row table:style-name="Таблиця4.15">
          <table:table-cell table:style-name="Таблиця4.A1" office:value-type="string">
            <text:p text:style-name="P69"><text:span text:style-name="Font_20_Style42"/></text:p>
          </table:table-cell>
          <table:table-cell table:style-name="Таблиця4.A1" office:value-type="string">
            <text:p text:style-name="P51"><text:span text:style-name="Font_20_Style42"><text:span text:style-name="T45"/></text:span></text:p>
          </table:table-cell>
          <table:table-cell table:style-name="Таблиця4.A1" office:value-type="string">
            <text:p text:style-name="P71"><text:span text:style-name="Font_20_Style42"><text:span text:style-name="T148">Публікація веб-сайтів.</text:span></text:span><text:span text:style-name="Font_20_Style42"><text:span text:style-name="T152"> </text:span></text:span><text:span text:style-name="Font_20_Style42"><text:span text:style-name="T150">Практична робота №</text:span></text:span><text:span text:style-name="Font_20_Style42"><text:span text:style-name="T151">10</text:span></text:span><text:span text:style-name="Font_20_Style42"><text:span text:style-name="T150">. </text:span></text:span><text:span text:style-name="Font_20_Style42"><text:span text:style-name="T147">Використання графічних елементів на веб-сторінках. </text:span></text:span><text:span text:style-name="Font_20_Style42"><text:span text:style-name="T149">Інструктаж з БЖД.</text:span></text:span></text:p>
          </table:table-cell>
          <table:table-cell table:style-name="Таблиця4.D1" office:value-type="string">
            <text:p text:style-name="P50"><text:span text:style-name="Font_20_Style42"><text:span text:style-name="T45"/></text:span></text:p>
          </table:table-cell>
        </table:table-row>
        <table:table-row table:style-name="Таблиця4.17">
          <table:table-cell table:style-name="Таблиця4.A1" office:value-type="string">
            <text:p text:style-name="P46"><text:span text:style-name="Font_20_Style42"/></text:p>
          </table:table-cell>
          <table:table-cell table:style-name="Таблиця4.A1" office:value-type="string">
            <text:p text:style-name="P41"><text:span text:style-name="Font_20_Style42"><text:span text:style-name="T45"/></text:span></text:p>
          </table:table-cell>
          <table:table-cell table:style-name="Таблиця4.A1" office:value-type="string">
            <text:p text:style-name="P100"><text:span text:style-name="Font_20_Style42"><text:span text:style-name="T50">Розміщення матеріалів на веб-сторінках.</text:span></text:span><text:span text:style-name="Font_20_Style42"><text:span text:style-name="T44"> </text:span></text:span><text:span text:style-name="Font_20_Style42"><text:span text:style-name="T41">Практична робота №</text:span></text:span><text:span text:style-name="Font_20_Style42"><text:span text:style-name="T42">1</text:span></text:span><text:span text:style-name="Font_20_Style42"><text:span text:style-name="T43">1</text:span></text:span><text:span text:style-name="Font_20_Style42"><text:span text:style-name="T41">. </text:span></text:span><text:soft-page-break/><text:span text:style-name="Font_20_Style42"><text:span text:style-name="T49">Використання мультимедійних елементів на веб-сторінках.</text:span></text:span><text:span text:style-name="Font_20_Style42"><text:span text:style-name="T47"> </text:span></text:span><text:span text:style-name="Font_20_Style42"><text:span text:style-name="T48">Інструктаж з БЖД. </text:span></text:span><text:span text:style-name="Font_20_Style42"><text:span text:style-name="T33">Узагальнення з тем №2, 3.</text:span></text:span></text:p>
          </table:table-cell>
          <table:table-cell table:style-name="Таблиця4.D1" office:value-type="string">
            <text:p text:style-name="P50"><text:span text:style-name="Font_20_Style42"><text:span text:style-name="T45"/></text:span></text:p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5">Тема <text:span text:style-name="T143">4</text:span>. <text:span text:style-name="T75">Опрацювання мультимедійних об’єктів</text:span> (<text:span text:style-name="T144">9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47"/>
          </table:table-cell>
          <table:table-cell table:style-name="Таблиця4.A7" office:value-type="string">
            <text:p text:style-name="P41"/>
          </table:table-cell>
          <table:table-cell table:style-name="Таблиця4.C19" office:value-type="string">
            <text:p text:style-name="P94"><text:span text:style-name="T125">Поняття мультимедіа. </text:span><text:span text:style-name="T97">Практична робота №</text:span><text:span text:style-name="T98">1</text:span><text:span text:style-name="T99">2</text:span><text:span text:style-name="T97">.</text:span><text:span text:style-name="T153"> Формати аудіо- та відеофайлів. <text:s/>Інструктаж з БЖД.</text:span></text:p>
          </table:table-cell>
          <table:table-cell table:style-name="Таблиця4.D7" office:value-type="string">
            <text:p text:style-name="P50"/>
          </table:table-cell>
        </table:table-row>
        <table:table-row table:style-name="Таблиця4.18">
          <table:table-cell table:style-name="Таблиця4.A7" office:value-type="string">
            <text:p text:style-name="P47"/>
          </table:table-cell>
          <table:table-cell table:style-name="Таблиця4.A7" office:value-type="string">
            <text:p text:style-name="P41"/>
          </table:table-cell>
          <table:table-cell table:style-name="Таблиця4.C19" office:value-type="string">
            <text:p text:style-name="P116"><text:span text:style-name="T125">Опрацювання обʼєктів мультимедіа.</text:span><text:span text:style-name="T102"> </text:span><text:span text:style-name="T97">Практична робота №</text:span><text:span text:style-name="T100">1</text:span><text:span text:style-name="T99">3,</text:span><text:span text:style-name="T101">14</text:span><text:span text:style-name="T97"> </text:span><text:span text:style-name="T122">Захоплення аудіо й відео, створення аудіо-, відеофрагментів. </text:span><text:span text:style-name="T153">Інструктаж з БЖД.</text:span></text:p>
          </table:table-cell>
          <table:table-cell table:style-name="Таблиця4.D7" office:value-type="string">
            <text:p text:style-name="P50"/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5">Тема <text:span text:style-name="T143">5</text:span>. <text:span text:style-name="T75">Опрацювання текстових даних</text:span> (<text:span text:style-name="T145">11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47"/>
          </table:table-cell>
          <table:table-cell table:style-name="Таблиця4.A7" office:value-type="string">
            <text:p text:style-name="P41"/>
          </table:table-cell>
          <table:table-cell table:style-name="Таблиця4.C19" office:value-type="string">
            <text:p text:style-name="P95"><text:span text:style-name="T125">Опрацювання текстових даних. </text:span><text:span text:style-name="T97">Практична робота №</text:span><text:span text:style-name="T103">1</text:span><text:span text:style-name="T104">5</text:span><text:span text:style-name="T97">, </text:span><text:span text:style-name="T102">16.</text:span><text:span text:style-name="T153"> </text:span><text:span text:style-name="T154">Форматування з використанням стилів. Структура документа.</text:span><text:span text:style-name="T153"> Інструктаж з БЖД.</text:span></text:p>
          </table:table-cell>
          <table:table-cell table:style-name="Таблиця4.D7" office:value-type="string">
            <text:p text:style-name="P50"/>
          </table:table-cell>
        </table:table-row>
        <table:table-row table:style-name="Таблиця4.18">
          <table:table-cell table:style-name="Таблиця4.A7" office:value-type="string">
            <text:p text:style-name="P47"/>
          </table:table-cell>
          <table:table-cell table:style-name="Таблиця4.A7" office:value-type="string">
            <text:p text:style-name="P41"/>
          </table:table-cell>
          <table:table-cell table:style-name="Таблиця4.C19" office:value-type="string">
            <text:p text:style-name="P117"><text:span text:style-name="T125">Опрацювання текстових даних. </text:span><text:span text:style-name="T97">Практична робота №</text:span><text:span text:style-name="T103">1</text:span><text:span text:style-name="T102">7</text:span><text:span text:style-name="T97">. </text:span><text:span text:style-name="T155">Гіперпосилання в текстових документах. </text:span><text:span text:style-name="T153">Інструктаж з БЖД.</text:span></text:p>
            <text:p text:style-name="P118">Узагальнення <text:span text:style-name="T156">з тем №4, №5</text:span></text:p>
          </table:table-cell>
          <table:table-cell table:style-name="Таблиця4.D7" office:value-type="string">
            <text:p text:style-name="P50"/>
          </table:table-cell>
        </table:table-row>
      </table:table>
      <text:p text:style-name="P39"><text:span text:style-name="Font_20_Style42"><text:span text:style-name="T32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І. Пояснювальна записка</text:p>
      <text:p text:style-name="Standard"><text:span text:style-name="T16">На індивідуальному навчанні перебуває Карапетров Олександр, учень </text:span><text:span text:style-name="T23">8</text:span><text:span text:style-name="T16">-В класу.</text:span></text:p>
      <text:p text:style-name="Standard"><text:span text:style-name="T16">При складанні програми індивідуальних занять з Карапетровим Олександром використана програма Інформатика для </text:span><text:span text:style-name="T23">8</text:span><text:span text:style-name="T16"> класів загальноосвітніх навчальних закладів. Джерело: </text:span><text:span text:style-name="T13"><text:s/></text:span><text:span text:style-name="T52">mon</text:span><text:span text:style-name="T13">.</text:span><text:span text:style-name="T52">gov</text:span><text:span text:style-name="T13">.</text:span><text:span text:style-name="T52">ua</text:span><text:span text:style-name="T13"><text:line-break/></text:span><text:span text:style-name="T16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17">2</text:span><text:span text:style-name="T16">, </text:span><text:span text:style-name="T17">4</text:span><text:span text:style-name="T16"> п’ятниця </text:span><text:span text:style-name="T131">8</text:span><text:span text:style-name="T16">.</text:span><text:span text:style-name="T18">0</text:span><text:span text:style-name="T16">0-</text:span><text:span text:style-name="T131">8</text:span><text:span text:style-name="T16">.</text:span><text:span text:style-name="T18">45.</text:span><text:span text:style-name="T16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24">8</text:span><text:span text:style-name="T16"> класу за темами, передбаченими програмою, Олександр повинен:</text:span></text:p>
      <text:list xml:id="list353482682" text:style-name="WW8Num1">
        <text:list-item>
          <text:p text:style-name="P130">розуміє поняття вкладених алгоритмічних структур;</text:p>
        </text:list-item>
        <text:list-item>
          <text:p text:style-name="P130">знає і розуміє поняття об’єкта в програмуванні</text:p>
        </text:list-item>
        <text:list-item>
          <text:p text:style-name="P131">знати головні основи роботи з комп’ютером;</text:p>
        </text:list-item>
        <text:list-item>
          <text:p text:style-name="P129"><text:span text:style-name="T16">вміти працювати з </text:span><text:span text:style-name="T18">табличним</text:span><text:span text:style-name="T16"> </text:span><text:span text:style-name="T18">процесором</text:span><text:span text:style-name="T16">;</text:span></text:p>
        </text:list-item>
        <text:list-item>
          <text:p text:style-name="P129"><text:span text:style-name="T16">вміти працювати </text:span><text:span text:style-name="Font_20_Style42"><text:span text:style-name="T46">із службами інтернету.</text:span></text:span><text:span text:style-name="T16"><text:line-break/></text:span></text:p>
        </text:list-item>
      </text:list>
      <text:p text:style-name="P5">Інтенсифікація програми відбувається за рахунок об’єднання кількох тем скорочення змісту навчального матеріалу.</text:p>
      <text:p text:style-name="P79"><text:line-break/></text:p>
      <text:p text:style-name="P14"/>
      <text:p text:style-name="P17"/>
      <text:p text:style-name="P17"/>
      <text:p text:style-name="P17"/>
      <text:p text:style-name="P17"/>
      <text:p text:style-name="P17"/>
      <text:p text:style-name="P12"><text:soft-page-break/></text:p>
      <text:p text:style-name="P13">ІІ. Зведена підсумкова таблиця</text:p>
      <text:p text:style-name="P12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7">№</text:p>
            <text:p text:style-name="P17"/>
          </table:table-cell>
          <table:table-cell table:style-name="Таблиця5.B1" office:value-type="string">
            <text:p text:style-name="P23">Тема</text:p>
          </table:table-cell>
          <table:table-cell table:style-name="Таблиця5.C1" table:number-columns-spanned="2" office:value-type="string">
            <text:p text:style-name="P23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23">Кількість узагальнень</text:p>
          </table:table-cell>
          <table:covered-table-cell/>
          <table:table-cell table:style-name="Таблиця5.G1" office:value-type="string">
            <text:p text:style-name="P23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6"/>
          </table:table-cell>
          <table:table-cell table:style-name="Таблиця5.B2" office:value-type="string">
            <text:p text:style-name="P15"/>
          </table:table-cell>
          <table:table-cell table:style-name="Таблиця5.B1" office:value-type="string">
            <text:p text:style-name="P23">За про-грамою</text:p>
          </table:table-cell>
          <table:table-cell table:style-name="Таблиця5.B1" office:value-type="string">
            <text:p text:style-name="P23">Індив.</text:p>
            <text:p text:style-name="P23">навчання</text:p>
          </table:table-cell>
          <table:table-cell table:style-name="Таблиця5.B1" office:value-type="string">
            <text:p text:style-name="P23">Індив.</text:p>
            <text:p text:style-name="P23">навчання</text:p>
          </table:table-cell>
          <table:table-cell table:style-name="Таблиця5.B1" office:value-type="string">
            <text:p text:style-name="P23">За про-грамою</text:p>
          </table:table-cell>
          <table:table-cell table:style-name="Таблиця5.G2" office:value-type="string">
            <text:p text:style-name="P23">індив.</text:p>
            <text:p text:style-name="P23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23">1.</text:p>
          </table:table-cell>
          <table:table-cell table:style-name="Таблиця5.B3" office:value-type="string">
            <text:p text:style-name="P75"><text:span text:style-name="Font_20_Style42"><text:span text:style-name="T71">Алгоритми та програми.</text:span></text:span></text:p>
          </table:table-cell>
          <table:table-cell table:style-name="Таблиця5.B3" office:value-type="string">
            <text:p text:style-name="P38"/>
          </table:table-cell>
          <table:table-cell table:style-name="Таблиця5.B3" office:value-type="string">
            <text:p text:style-name="P24"/>
          </table:table-cell>
          <table:table-cell table:style-name="Таблиця5.E3" office:value-type="string">
            <text:p text:style-name="P24"/>
          </table:table-cell>
          <table:table-cell table:style-name="Таблиця5.B3" office:value-type="string">
            <text:p text:style-name="P24"/>
          </table:table-cell>
          <table:table-cell table:style-name="Таблиця5.G3" office:value-type="string">
            <text:p text:style-name="P16"/>
          </table:table-cell>
        </table:table-row>
        <table:table-row table:style-name="Таблиця5.4">
          <table:table-cell table:style-name="Таблиця5.A4" office:value-type="string">
            <text:p text:style-name="P23">2.</text:p>
          </table:table-cell>
          <table:table-cell table:style-name="Таблиця5.B4" office:value-type="string">
            <text:p text:style-name="P66"><text:span text:style-name="Font_20_Style42"><text:span text:style-name="T67">Кодування даних та апаратне забезпечення.</text:span></text:span></text:p>
          </table:table-cell>
          <table:table-cell table:style-name="Таблиця5.B4" office:value-type="string">
            <text:p text:style-name="P32"/>
          </table:table-cell>
          <table:table-cell table:style-name="Таблиця5.B4" office:value-type="string">
            <text:p text:style-name="P16"/>
          </table:table-cell>
          <table:table-cell table:style-name="Таблиця5.E4" office:value-type="string">
            <text:p text:style-name="P16"/>
          </table:table-cell>
          <table:table-cell table:style-name="Таблиця5.B4" office:value-type="string">
            <text:p text:style-name="P16"/>
          </table:table-cell>
          <table:table-cell table:style-name="Таблиця5.G4" office:value-type="string">
            <text:p text:style-name="P16"/>
          </table:table-cell>
        </table:table-row>
        <table:table-row table:style-name="Таблиця5.5">
          <table:table-cell table:style-name="Таблиця5.A4" office:value-type="string">
            <text:p text:style-name="P23">3.</text:p>
          </table:table-cell>
          <table:table-cell table:style-name="Таблиця5.B4" office:value-type="string">
            <text:p text:style-name="P73"><text:span text:style-name="Font_20_Style46"><text:span text:style-name="T68">Створення та публікація веб-ресурсів.</text:span></text:span></text:p>
          </table:table-cell>
          <table:table-cell table:style-name="Таблиця5.B4" office:value-type="string">
            <text:p text:style-name="P32"/>
          </table:table-cell>
          <table:table-cell table:style-name="Таблиця5.B4" office:value-type="string">
            <text:p text:style-name="P16"/>
          </table:table-cell>
          <table:table-cell table:style-name="Таблиця5.E4" office:value-type="string">
            <text:p text:style-name="P16"/>
          </table:table-cell>
          <table:table-cell table:style-name="Таблиця5.B4" office:value-type="string">
            <text:p text:style-name="P16"/>
          </table:table-cell>
          <table:table-cell table:style-name="Таблиця5.G4" office:value-type="string">
            <text:p text:style-name="P16"/>
          </table:table-cell>
        </table:table-row>
        <table:table-row table:style-name="Таблиця5.5">
          <table:table-cell table:style-name="Таблиця5.A6" office:value-type="string">
            <text:p text:style-name="P25">4.</text:p>
          </table:table-cell>
          <table:table-cell table:style-name="Таблиця5.B6" office:value-type="string">
            <text:p text:style-name="P126">Опрацювання мультимедійних об’єктів.</text:p>
          </table:table-cell>
          <table:table-cell table:style-name="Таблиця5.B6" office:value-type="string">
            <text:p text:style-name="P32"/>
          </table:table-cell>
          <table:table-cell table:style-name="Таблиця5.B6" office:value-type="string">
            <text:p text:style-name="P16"/>
          </table:table-cell>
          <table:table-cell table:style-name="Таблиця5.E6" office:value-type="string">
            <text:p text:style-name="P16"/>
          </table:table-cell>
          <table:table-cell table:style-name="Таблиця5.B6" office:value-type="string">
            <text:p text:style-name="P16"/>
          </table:table-cell>
          <table:table-cell table:style-name="Таблиця5.G6" office:value-type="string">
            <text:p text:style-name="P16"/>
          </table:table-cell>
        </table:table-row>
        <table:table-row table:style-name="Таблиця5.5">
          <table:table-cell table:style-name="Таблиця5.A6" office:value-type="string">
            <text:p text:style-name="P25">5.</text:p>
          </table:table-cell>
          <table:table-cell table:style-name="Таблиця5.B6" office:value-type="string">
            <text:p text:style-name="P126">Опрацювання текстових даних.</text:p>
          </table:table-cell>
          <table:table-cell table:style-name="Таблиця5.B6" office:value-type="string">
            <text:p text:style-name="P32"/>
          </table:table-cell>
          <table:table-cell table:style-name="Таблиця5.B6" office:value-type="string">
            <text:p text:style-name="P16"/>
          </table:table-cell>
          <table:table-cell table:style-name="Таблиця5.E6" office:value-type="string">
            <text:p text:style-name="P16"/>
          </table:table-cell>
          <table:table-cell table:style-name="Таблиця5.B6" office:value-type="string">
            <text:p text:style-name="P16"/>
          </table:table-cell>
          <table:table-cell table:style-name="Таблиця5.G6" office:value-type="string">
            <text:p text:style-name="P16"/>
          </table:table-cell>
        </table:table-row>
      </table:table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Куси4ка</meta:initial-creator>
    <meta:creation-date>2017-09-11T22:26:00</meta:creation-date>
    <dc:date>2019-09-29T09:53:05.641765872</dc:date>
    <meta:print-date>2018-10-28T15:21:47.731762977</meta:print-date>
    <meta:editing-cycles>35</meta:editing-cycles>
    <meta:editing-duration>PT1H4M4S</meta:editing-duration>
    <meta:generator>LibreOffice/6.3.1.2$Linux_X86_64 LibreOffice_project/30$Build-2</meta:generator>
    <meta:document-statistic meta:table-count="5" meta:image-count="0" meta:object-count="0" meta:page-count="9" meta:paragraph-count="226" meta:word-count="1299" meta:character-count="10562" meta:non-whitespace-character-count="9219"/>
  </office:meta>
</office:document-meta>
</file>